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i-monospace" svg:font-family="ui-monospace, SFMono-Regular, 'SF Mono', Menlo, Consolas, 'Liberation Mono',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4cb35" officeooo:paragraph-rsid="0004cb35"/>
    </style:style>
    <style:style style:name="P2" style:family="paragraph" style:parent-style-name="Standard">
      <style:text-properties fo:font-weight="bold" officeooo:rsid="0004cb35" officeooo:paragraph-rsid="0004cb35" style:font-weight-asian="bold" style:font-weight-complex="bold"/>
    </style:style>
    <style:style style:name="P3" style:family="paragraph" style:parent-style-name="Standard">
      <style:text-properties fo:font-weight="bold" officeooo:rsid="000c45dd" officeooo:paragraph-rsid="000c45dd" style:font-weight-asian="bold" style:font-weight-complex="bold"/>
    </style:style>
    <style:style style:name="P4" style:family="paragraph" style:parent-style-name="Standard">
      <style:text-properties fo:font-style="italic" officeooo:rsid="0004cb35" officeooo:paragraph-rsid="0004cb35" style:font-style-asian="italic" style:font-style-complex="italic"/>
    </style:style>
    <style:style style:name="P5" style:family="paragraph" style:parent-style-name="Standard">
      <style:text-properties fo:font-style="italic" fo:font-weight="normal" officeooo:rsid="000c45dd" officeooo:paragraph-rsid="000c45dd" style:font-style-asian="italic" style:font-weight-asian="normal" style:font-style-complex="italic" style:font-weight-complex="normal"/>
    </style:style>
    <style:style style:name="P6" style:family="paragraph" style:parent-style-name="Standard">
      <style:text-properties fo:font-style="normal" officeooo:rsid="0004cb35" officeooo:paragraph-rsid="0004cb35" style:font-style-asian="normal" style:font-style-complex="normal"/>
    </style:style>
    <style:style style:name="P7" style:family="paragraph" style:parent-style-name="Standard">
      <style:text-properties fo:font-style="normal" officeooo:rsid="0004cb35" officeooo:paragraph-rsid="000ced75" style:font-style-asian="normal" style:font-style-complex="normal"/>
    </style:style>
    <style:style style:name="P8" style:family="paragraph" style:parent-style-name="Standard">
      <style:text-properties fo:font-style="normal" officeooo:rsid="00060f3d" officeooo:paragraph-rsid="00060f3d" style:font-style-asian="normal" style:font-style-complex="normal"/>
    </style:style>
    <style:style style:name="P9" style:family="paragraph" style:parent-style-name="Standard">
      <style:text-properties fo:font-style="normal" officeooo:rsid="00060f3d" officeooo:paragraph-rsid="00080d9b" style:font-style-asian="normal" style:font-style-complex="normal"/>
    </style:style>
    <style:style style:name="P10" style:family="paragraph" style:parent-style-name="Standard">
      <style:text-properties fo:font-style="normal" officeooo:rsid="00080d9b" officeooo:paragraph-rsid="00080d9b" style:font-style-asian="normal" style:font-style-complex="normal"/>
    </style:style>
    <style:style style:name="P11" style:family="paragraph" style:parent-style-name="Standard">
      <style:text-properties fo:font-style="normal" officeooo:rsid="0008942f" officeooo:paragraph-rsid="0008942f" style:font-style-asian="normal" style:font-style-complex="normal"/>
    </style:style>
    <style:style style:name="P12" style:family="paragraph" style:parent-style-name="Standard">
      <style:text-properties fo:font-style="normal" fo:font-weight="bold" officeooo:rsid="0004cb35" officeooo:paragraph-rsid="0004cb35" style:font-style-asian="normal" style:font-weight-asian="bold" style:font-style-complex="normal" style:font-weight-complex="bold"/>
    </style:style>
    <style:style style:name="P13" style:family="paragraph" style:parent-style-name="Standard">
      <style:text-properties fo:font-style="normal" fo:font-weight="bold" officeooo:rsid="00060f3d" officeooo:paragraph-rsid="00060f3d" style:font-style-asian="normal" style:font-weight-asian="bold" style:font-style-complex="normal" style:font-weight-complex="bold"/>
    </style:style>
    <style:style style:name="P14" style:family="paragraph" style:parent-style-name="Standard">
      <style:text-properties fo:font-style="normal" fo:font-weight="bold" officeooo:rsid="00080d9b" officeooo:paragraph-rsid="00080d9b" style:font-style-asian="normal" style:font-weight-asian="bold" style:font-style-complex="normal" style:font-weight-complex="bold"/>
    </style:style>
    <style:style style:name="P15" style:family="paragraph" style:parent-style-name="Standard">
      <style:text-properties fo:font-style="normal" fo:font-weight="bold" officeooo:rsid="0008942f" officeooo:paragraph-rsid="0008942f" style:font-style-asian="normal" style:font-weight-asian="bold" style:font-style-complex="normal" style:font-weight-complex="bold"/>
    </style:style>
    <style:style style:name="P16" style:family="paragraph" style:parent-style-name="Standard">
      <style:text-properties fo:font-style="normal" fo:font-weight="bold" officeooo:rsid="000c45dd" officeooo:paragraph-rsid="000c45dd" style:font-style-asian="normal" style:font-weight-asian="bold" style:font-style-complex="normal" style:font-weight-complex="bold"/>
    </style:style>
    <style:style style:name="P17" style:family="paragraph" style:parent-style-name="Standard">
      <style:text-properties fo:font-style="normal" fo:font-weight="bold" officeooo:rsid="000ced75" officeooo:paragraph-rsid="000ced75" style:font-style-asian="normal" style:font-weight-asian="bold" style:font-style-complex="normal" style:font-weight-complex="bold"/>
    </style:style>
    <style:style style:name="P18" style:family="paragraph" style:parent-style-name="Standard">
      <style:text-properties fo:font-style="normal" fo:font-weight="bold" officeooo:rsid="000ee284" officeooo:paragraph-rsid="000ee284" style:font-style-asian="normal" style:font-weight-asian="bold" style:font-style-complex="normal" style:font-weight-complex="bold"/>
    </style:style>
    <style:style style:name="P19" style:family="paragraph" style:parent-style-name="Standard">
      <style:text-properties fo:font-style="normal" fo:font-weight="bold" officeooo:rsid="0010a029" officeooo:paragraph-rsid="0010a029" style:font-style-asian="normal" style:font-weight-asian="bold" style:font-style-complex="normal" style:font-weight-complex="bold"/>
    </style:style>
    <style:style style:name="P20" style:family="paragraph" style:parent-style-name="Standard">
      <style:text-properties fo:font-style="normal" fo:font-weight="normal" officeooo:rsid="000c45dd" officeooo:paragraph-rsid="000c45dd" style:font-style-asian="normal" style:font-weight-asian="normal" style:font-style-complex="normal" style:font-weight-complex="normal"/>
    </style:style>
    <style:style style:name="P21" style:family="paragraph" style:parent-style-name="Standard">
      <style:text-properties fo:font-style="normal" fo:font-weight="normal" officeooo:rsid="000ced75" officeooo:paragraph-rsid="000ced75" style:font-style-asian="normal" style:font-weight-asian="normal" style:font-style-complex="normal" style:font-weight-complex="normal"/>
    </style:style>
    <style:style style:name="P22" style:family="paragraph" style:parent-style-name="Standard">
      <style:text-properties fo:font-style="normal" fo:font-weight="normal" officeooo:rsid="0004cb35" officeooo:paragraph-rsid="000ced75" style:font-style-asian="normal" style:font-weight-asian="normal" style:font-style-complex="normal" style:font-weight-complex="normal"/>
    </style:style>
    <style:style style:name="P23" style:family="paragraph" style:parent-style-name="Standard">
      <style:text-properties fo:font-style="normal" fo:font-weight="normal" officeooo:rsid="000ee284" officeooo:paragraph-rsid="000ee284" style:font-style-asian="normal" style:font-weight-asian="normal" style:font-style-complex="normal" style:font-weight-complex="normal"/>
    </style:style>
    <style:style style:name="P24" style:family="paragraph" style:parent-style-name="Standard">
      <style:text-properties fo:font-style="normal" fo:font-weight="normal" officeooo:rsid="0010a029" officeooo:paragraph-rsid="0010a029" style:font-style-asian="normal" style:font-weight-asian="normal" style:font-style-complex="normal" style:font-weight-complex="normal"/>
    </style:style>
    <style:style style:name="P25" style:family="paragraph" style:parent-style-name="Standard">
      <style:text-properties fo:font-style="normal" fo:font-weight="normal" officeooo:rsid="0011fe98" officeooo:paragraph-rsid="0011fe98"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060f3d" style:font-style-asian="italic" style:font-style-complex="italic"/>
    </style:style>
    <style:style style:name="T3" style:family="text">
      <style:text-properties fo:font-style="italic" officeooo:rsid="000c45dd" style:font-style-asian="italic" style:font-style-complex="italic"/>
    </style:style>
    <style:style style:name="T4" style:family="text">
      <style:text-properties fo:font-style="italic" officeooo:rsid="0010a029"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10a029" style:font-style-asian="italic" style:font-weight-asian="bold" style:font-style-complex="italic" style:font-weight-complex="bold"/>
    </style:style>
    <style:style style:name="T7" style:family="text">
      <style:text-properties officeooo:rsid="00080d9b"/>
    </style:style>
    <style:style style:name="T8" style:family="text">
      <style:text-properties officeooo:rsid="00097cc8"/>
    </style:style>
    <style:style style:name="T9" style:family="text">
      <style:text-properties officeooo:rsid="000ced75"/>
    </style:style>
    <style:style style:name="T10" style:family="text">
      <style:text-properties fo:font-weight="normal" officeooo:rsid="000ced75" style:font-weight-asian="normal" style:font-weight-complex="normal"/>
    </style:style>
    <style:style style:name="T11" style:family="text">
      <style:text-properties officeooo:rsid="0010a0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eamforming Transmitter: </text:p>
      <text:p text:style-name="P3">Execute the below script to run the transmitter on a host PC connected to SDR</text:p>
      <text:p text:style-name="P5">beamforming_code/beamforming_transmitter/gr-beamformer/examples/TX2/data_beamforming_tx2_subhro_padding_ID2.py</text:p>
      <text:p text:style-name="P5"/>
      <text:p text:style-name="P20">Important lines to update/edit:</text:p>
      <text:p text:style-name="P2"/>
      <text:p text:style-name="P2">Line #38-39:</text:p>
      <text:p text:style-name="P4"><text:s text:c="8"/>self.tx_id_1 = tx_id_1 = 2</text:p>
      <text:p text:style-name="P4"><text:s text:c="8"/>self.tx_id_0 = tx_id_0 = 1</text:p>
      <text:p text:style-name="P4"/>
      <text:p text:style-name="P1">Setting IDs for transmitter radios. Add more in sequential numbers in the same pattern if you have more than 2 transmitter radios. This code currently supports up to 4 transmitter radios.</text:p>
      <text:p text:style-name="P1"/>
      <text:p text:style-name="P2">Line #54:</text:p>
      <text:p text:style-name="P1"><text:s text:c="8"/><text:tab/><text:span text:style-name="T1">",".join(("serial=316E275", "")),</text:span></text:p>
      <text:p text:style-name="P1"><text:span text:style-name="T1"/></text:p>
      <text:p text:style-name="P6">Assign the correct serial number of the usrp radio connected to the host machine running this code</text:p>
      <text:p text:style-name="P6">execute &lt;uhd_find_devices&gt; in terminal to get the correct serial numbering</text:p>
      <text:p text:style-name="P6"/>
      <text:p text:style-name="P12">Line #60-61:</text:p>
      <text:p text:style-name="P4"><text:s text:c="8"/>self.uhd_usrp_sink_0.set_clock_source('external', 0)</text:p>
      <text:p text:style-name="P4"><text:s text:c="8"/>self.uhd_usrp_sink_0.set_time_source('external', 0)</text:p>
      <text:p text:style-name="P4"/>
      <text:p text:style-name="P6"><text:span text:style-name="T9">Make sure the</text:span> clock and time source <text:span text:style-name="T9">are set </text:span>to external in order for the SDRs to get 10MHz and PPS reference from Octoclock or RFClock</text:p>
      <text:p text:style-name="P4"/>
      <text:p text:style-name="P12">Line #64:</text:p>
      <text:p text:style-name="P4"><text:s text:c="8"/>self.uhd_usrp_sink_0.set_center_freq(uhd.tune_request(925e6, -1e6), 0)</text:p>
      <text:p text:style-name="P4"/>
      <text:p text:style-name="P7">change transmit frequency here. Currently set to 925MHz. <text:span text:style-name="T10">Users can use any frequency of their choosing, within the range of the SDR.</text:span></text:p>
      <text:p text:style-name="P6"/>
      <text:p text:style-name="P13">Line #101:</text:p>
      <text:p text:style-name="P8"><text:s text:c="8"/><text:span text:style-name="T1">self.beamforming_matlab_file_payload_py_0_0 = beamforming.matlab_file_payload_py('/home/nvidia/workarea-gnuradio/gnuradio/gr-beamforming/examples/data/trainingSig2')</text:span></text:p>
      <text:p text:style-name="P8"/>
      <text:p text:style-name="P9">→<text:span text:style-name="T7"> </text:span>Change the directory where you have kept the <text:span text:style-name="T1">gr-beamforming</text:span> folder <text:span text:style-name="T7">(Here it is </text:span><text:span text:style-name="T1">/home/nvidia/workarea-gnuradio/</text:span><text:span text:style-name="T7">)</text:span></text:p>
      <text:p text:style-name="P8"/>
      <text:p text:style-name="P10">→ Change the name of <text:s/><text:span text:style-name="T2">trainingSig2 </text:span>to <text:span text:style-name="T1"><text:s/></text:span><text:span text:style-name="T2">trainingSig</text:span><text:span text:style-name="T1">1/</text:span><text:span text:style-name="T2">trainingSig</text:span><text:span text:style-name="T1">3/</text:span><text:span text:style-name="T2">trainingSig</text:span><text:span text:style-name="T1">4 </text:span>based on the ID of your transmitter SDR connected to the host PC</text:p>
      <text:p text:style-name="P10"/>
      <text:p text:style-name="P14">Line #109:</text:p>
      <text:p text:style-name="P10"><text:tab/>If transmitter ID <text:s/>= 1, then this should be <text:s/>tx_id_0</text:p>
      <text:p text:style-name="P10"><text:tab/>If transmitter ID <text:s/>= 2, then this should be <text:s/>tx_id_1</text:p>
      <text:p text:style-name="P10"><text:tab/>If transmitter ID <text:s/>= 3, then this should be <text:s/>tx_id_2</text:p>
      <text:p text:style-name="P10"><text:tab/>If transmitter ID <text:s/>= 4, then this should be <text:s/>tx_id_3</text:p>
      <text:p text:style-name="P10"><text:soft-page-break/></text:p>
      <text:p text:style-name="P15">Line #174:</text:p>
      <text:p text:style-name="P11"><text:tab/>response = client.request('192.168.1.98')</text:p>
      <text:p text:style-name="P11"/>
      <text:p text:style-name="P11">We use a local NTP server on a ubuntu PC. The transmitters and receivers run the NTP client code (line #170-195) for time alignment of the transmitted symbols. <text:span text:style-name="T8">Here in line #174 the address of the local NTP server is given. Update it with the correct one. Also, make sure that the host PCs are properly set up for NTP client-server communication. Run &lt;sudo ufw allow 123&gt; in terminal for any firewall issue.</text:span></text:p>
      <text:p text:style-name="P11"/>
      <text:p text:style-name="P11"/>
      <text:p text:style-name="P11"/>
      <text:p text:style-name="P16">Beamforming Receiver:</text:p>
      <text:p text:style-name="P16">Execute the below script to run the transmitter on a host PC connected to SDR</text:p>
      <text:p text:style-name="P16"/>
      <text:p text:style-name="P5">beamforming_code/beamforming_receiver/airbeam_test_nogui.py</text:p>
      <text:p text:style-name="P5"/>
      <text:p text:style-name="P20">Important lines to update/edit:</text:p>
      <text:p text:style-name="P20"/>
      <text:p text:style-name="P16">Line #30:</text:p>
      <text:p text:style-name="P20"><text:s text:c="8"/><text:span text:style-name="T1">self.data_files_path = data_files_path = "/home/genesys/workarea-gnuradio/gnuradio/gr-beamforming/examples/data"</text:span></text:p>
      <text:p text:style-name="P20"><text:span text:style-name="T1"/></text:p>
      <text:p text:style-name="P21">Change the data file path to the proper location where this folder kept in the host PC. Here it is stored at the /<text:span text:style-name="T1">home/genesys/</text:span><text:span text:style-name="T3">workarea-gnuradio/gnuradio </text:span><text:span text:style-name="T1">location</text:span></text:p>
      <text:p text:style-name="P21"><text:span text:style-name="T1"/></text:p>
      <text:p text:style-name="P17">Line #36:</text:p>
      <text:p text:style-name="P21"><text:span text:style-name="T1"><text:s text:c="8"/><text:tab/>",".join(("serial=318D28D", "")),</text:span></text:p>
      <text:p text:style-name="P21"><text:span text:style-name="T1"/></text:p>
      <text:p text:style-name="P7">Assign the correct serial number of the usrp radio connected to the host machine running this code</text:p>
      <text:p text:style-name="P22"><text:span text:style-name="T1">execute &lt;uhd_find_devices&gt; in terminal to get the correct serial numbering</text:span></text:p>
      <text:p text:style-name="P22"><text:span text:style-name="T1"/></text:p>
      <text:p text:style-name="P17">Line #42:</text:p>
      <text:p text:style-name="P21"><text:span text:style-name="T1"><text:s text:c="8"/>self.uhd_usrp_source_0.set_clock_source('external', 0)</text:span></text:p>
      <text:p text:style-name="P21"><text:span text:style-name="T1"/></text:p>
      <text:p text:style-name="P22"><text:span text:style-name="T9">Make sure the</text:span> clock source <text:span text:style-name="T9">is set </text:span>to external in order for the SDRs to get 10MHz and PPS reference from Octoclock or RFClock</text:p>
      <text:p text:style-name="P22"/>
      <text:p text:style-name="P17">Line #45:</text:p>
      <text:p text:style-name="P21"><text:s text:c="8"/><text:span text:style-name="T1">self.uhd_usrp_source_0.set_center_freq(uhd.tune_request(925e6,1e6), 0)</text:span></text:p>
      <text:p text:style-name="P21"/>
      <text:p text:style-name="P21">The receive center frequency should match the transmitter frequency. Here it is kept at 925MHz in order to match with the default transmitter frequency. Users can use any frequency of their choosing, within the range of the SDR.</text:p>
      <text:p text:style-name="P21"/>
      <text:p text:style-name="P18">Line #56:</text:p>
      <text:p text:style-name="P23"><text:s text:c="8"/><text:span text:style-name="T1">self.beamforming_correlate_and_tag_py_0 = beamforming.correlate_and_tag_py(trainingSignal_size, trainingSignal_size + 400 + 256* 64 + 100, </text:span><text:span text:style-name="T5">1</text:span><text:span text:style-name="T1">, data_files_path + "/trainingSig", 1, 0)</text:span><text:line-break/><text:line-break/><text:soft-page-break/>Update the number of Transmitters (kept in bold) in th<text:span text:style-name="T11">e above</text:span> line. This line calls the <text:span text:style-name="T1">correlate_and_tag_py.py script where these inputs are used </text:span><text:span text:style-name="T4">in line #50:<text:line-break/>def __init__(self, seq_len, frame_len, </text:span><text:span text:style-name="T6">num_Tx</text:span><text:span text:style-name="T4">, file_path, cor_method, feedback_type)</text:span></text:p>
      <text:p text:style-name="P23"><text:span text:style-name="T4"/></text:p>
      <text:p text:style-name="P19">Line#102</text:p>
      <text:p text:style-name="P24"><text:span text:style-name="T1"><text:s text:c="8"/>dst_dir = '/home/genesys/KRI_csi_data/flight_pattern'</text:span></text:p>
      <text:p text:style-name="P24"><text:span text:style-name="T1"/></text:p>
      <text:p text:style-name="P24">Update the destination directory for storing the CSI and extracted payload</text:p>
      <text:p text:style-name="P24"/>
      <text:p text:style-name="P24"/>
      <text:p text:style-name="P25">The corresponding .grc file for the beamforming receiver python script is: /beamforming_code/beamforming_receiver/gr-beamforming/examples/airbeam_receiver_test.grc</text:p>
      <text:p text:style-name="P25"/>
      <text:p text:style-name="P25">this file can be opened with gnuradio-compan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i-monospace" svg:font-family="ui-monospace, SFMono-Regular, 'SF Mono', Menlo, Consolas, 'Liberation Mono',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7T10:30:49.932691310</meta:creation-date>
    <dc:date>2021-10-07T15:02:16.746412049</dc:date>
    <meta:editing-duration>PT2H21M34S</meta:editing-duration>
    <meta:editing-cycles>4</meta:editing-cycles>
    <meta:generator>LibreOffice/6.0.7.3$Linux_X86_64 LibreOffice_project/00m0$Build-3</meta:generator>
    <meta:document-statistic meta:table-count="0" meta:image-count="0" meta:object-count="0" meta:page-count="3" meta:paragraph-count="55" meta:word-count="558" meta:character-count="4346" meta:non-whitespace-character-count="3720"/>
  </office:meta>
</office:document-meta>
</file>